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tyle="italic" officeooo:rsid="01c21af7" style:font-style-asian="italic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fo:font-style="italic" officeooo:rsid="01cacbe0" style:font-style-asian="italic" style:font-style-complex="italic"/>
    </style:style>
    <style:style style:name="T140" style:family="text">
      <style:text-properties fo:font-style="italic" officeooo:rsid="01f8b30c" style:font-style-asian="italic" style:font-style-complex="italic"/>
    </style:style>
    <style:style style:name="T141" style:family="text">
      <style:text-properties fo:font-style="italic" officeooo:rsid="01f6b79a" style:font-style-asian="italic" style:font-style-complex="italic"/>
    </style:style>
    <style:style style:name="T142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3" style:family="text">
      <style:text-properties officeooo:rsid="01f8b30c"/>
    </style:style>
    <style:style style:name="T144" style:family="text">
      <style:text-properties officeooo:rsid="01cc0b61"/>
    </style:style>
    <style:style style:name="T145" style:family="text">
      <style:text-properties officeooo:rsid="01efd146"/>
    </style:style>
    <style:style style:name="T146" style:family="text">
      <style:text-properties officeooo:rsid="01f08fe1"/>
    </style:style>
    <style:style style:name="T147" style:family="text">
      <style:text-properties fo:font-style="italic" officeooo:rsid="01ee78d3" style:font-style-asian="italic" style:font-style-complex="italic"/>
    </style:style>
    <style:style style:name="T148" style:family="text">
      <style:text-properties officeooo:rsid="020ac8f5"/>
    </style:style>
    <style:style style:name="T149" style:family="text">
      <style:text-properties fo:font-style="italic" officeooo:rsid="020f94cd" style:font-style-asian="italic" style:font-style-complex="italic"/>
    </style:style>
    <style:style style:name="T150" style:family="text">
      <style:text-properties fo:font-style="italic" officeooo:rsid="020ac8f5" style:font-style-asian="italic" style:font-style-complex="italic"/>
    </style:style>
    <style:style style:name="T151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2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4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57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58" style:family="text">
      <style:text-properties fo:font-style="italic" officeooo:rsid="01de4cea" style:font-style-asian="italic" style:font-style-complex="italic"/>
    </style:style>
    <style:style style:name="T159" style:family="text">
      <style:text-properties fo:font-style="italic" officeooo:rsid="01e3a981" style:font-style-asian="italic" style:font-style-complex="italic"/>
    </style:style>
    <style:style style:name="T160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6" style:family="text">
      <style:text-properties officeooo:rsid="038d9d4d"/>
    </style:style>
    <style:style style:name="T167" style:family="text">
      <style:text-properties officeooo:rsid="038dd9cf"/>
    </style:style>
    <style:style style:name="T168" style:family="text">
      <style:text-properties officeooo:rsid="0025668c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1" style:family="text">
      <style:text-properties fo:font-weight="normal" officeooo:rsid="01e97238" style:font-weight-asian="normal" style:font-weight-complex="normal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officeooo:rsid="00bb3130"/>
    </style:style>
    <style:style style:name="T177" style:family="text">
      <style:text-properties officeooo:rsid="00bc8fae"/>
    </style:style>
    <style:style style:name="T17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7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/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</text:span><text:span text:style-name="T139"> </text:span><text:span text:style-name="T140">(</text:span><text:span text:style-name="T141">Orca</text:span><text:span text:style-name="T142">, </text:span><text:span text:style-name="T141">n.d.</text:span><text:span text:style-name="T140">)</text:span><text:span text:style-name="T143">.</text:span><text:span text:style-name="T133"> </text:span><text:span text:style-name="T144">This can be accomplished</text:span><text:span text:style-name="T133"> </text:span><text:span text:style-name="T145">through technologies such as containerisation or </text:span><text:span text:style-name="T146">other types of</text:span><text:span text:style-name="T145"> virtualisation</text:span><text:span text:style-name="T139"> </text:span><text:span text:style-name="T147">(Dirk Merkel, n.d.)</text:span><text:span text:style-name="T133">. </text:span></text:p>
      <text:p text:style-name="P50"/>
      <text:p text:style-name="P51">With this, we can carry out updates and patches manually, test for vulnerabilities <text:span text:style-name="T148">with open source tools such as OpenVAS </text:span><text:span text:style-name="T149">(</text:span><text:span text:style-name="T150">Greenbone</text:span><text:span text:style-name="T151">, </text:span><text:span text:style-name="T150">n.d.</text:span><text:span text:style-name="T149">)</text:span>, all the while the VPS is still providing its service. </text:p>
      <text:p text:style-name="P52"><text:span text:style-name="T152">To further increase security and </text:span><text:span text:style-name="T153">minimise the impact of unforeseen factors, a full backup of the VPS can also be made to a removable media. </text:span><text:span text:style-name="T154">This ensures that even if </text:span><text:span text:style-name="T155">the patches fail due to unknown factors, </text:span><text:span text:style-name="T156">the VPS can still be rolled back to the last working version. </text:span><text:span text:style-name="T157">“</text:span><text:span text:style-name="T3">‘Critical’ patches </text:span><text:span text:style-name="T158">[should </text:span><text:span text:style-name="T159">be</text:span><text:span text:style-name="T158">]</text:span><text:span text:style-name="T3"> deployed within 14 calendar days of a patch becoming available</text:span><text:span text:style-name="T157">” </text:span><text:span text:style-name="T160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5"/>
      <text:p text:style-name="P25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><text:soft-page-break/></text:p>
      <text:p text:style-name="P25"/>
      <text:p text:style-name="P61">References</text:p>
      <text:p text:style-name="P62"><text:span text:style-name="Strong_20_Emphasis"><text:span text:style-name="T161">GD</text:span></text:span><text:span text:style-name="Strong_20_Emphasis"><text:span text:style-name="T162">P</text:span></text:span><text:span text:style-name="Strong_20_Emphasis"><text:span text:style-name="T161">R</text:span></text:span><text:span text:style-name="T163"> (</text:span>2018<text:span text:style-name="T163">) </text:span><text:span text:style-name="Emphasis"><text:span text:style-name="T163">General Data Protection Regulation.</text:span></text:span><text:span text:style-name="T163"> Available at: </text:span><text:a xlink:type="simple" xlink:href="https://gdpr-info.eu/" text:style-name="Internet_20_link" text:visited-style-name="Visited_20_Internet_20_Link"><text:span text:style-name="T163">https://gdpr-info.eu/</text:span></text:a><text:span text:style-name="T163"> (</text:span><text:span text:style-name="T164">Accessed: </text:span><text:span text:style-name="T165">5 </text:span><text:span text:style-name="T164"><text:s/></text:span><text:span text:style-name="T165">May</text:span><text:span text:style-name="T164"> 2026</text:span><text:span text:style-name="T163">).</text:span></text:p>
      <text:p text:style-name="P63"><text:span text:style-name="Strong_20_Emphasis">Data Protection Act 2018</text:span> (2018) <text:span text:style-name="Emphasis">c.12.</text:span> London: The Stationery Office. <text:span text:style-name="T166">Available at: </text:span><text:a xlink:type="simple" xlink:href="https://www.legislation.gov.uk/ukpga/2018/12" text:style-name="Internet_20_link" text:visited-style-name="Visited_20_Internet_20_Link"><text:span text:style-name="T166">https://www.legislation.gov.uk/ukpga/2018/12</text:span></text:a><text:span text:style-name="T166"> </text:span><text:span text:style-name="T167">(Accessed: </text:span><text:span text:style-name="T168">5 May</text:span><text:span text:style-name="T167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7">Accessed: </text:span><text:span text:style-name="T168">5</text:span><text:span text:style-name="T167"> </text:span><text:span text:style-name="T168">May</text:span><text:span text:style-name="T167"> 2026</text:span>).</text:p>
      <text:p text:style-name="P65">National Cyber Security Centre <text:span text:style-name="T169">(2021) </text:span><text:span text:style-name="T170">Top tips for staying secure online.</text:span><text:span text:style-name="T16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9">https://www.ncsc.gov.uk/collection/top-tips-for-staying-secure-online/always-back-up-your-most-important-data#section_3</text:span></text:a><text:span text:style-name="T169"> (Accessed 5 May 2026).</text:span></text:p>
      <text:p text:style-name="P66">National Cyber Security Centre <text:span text:style-name="T169">(2024) </text:span><text:span text:style-name="T170">Vulnerability management</text:span><text:span text:style-name="T169">. Available at: </text:span><text:a xlink:type="simple" xlink:href="https://www.ncsc.gov.uk/collection/vulnerability-management" text:style-name="Internet_20_link" text:visited-style-name="Visited_20_Internet_20_Link"><text:span text:style-name="T169">https://www.ncsc.gov.uk/collection/vulnerability-management</text:span></text:a><text:span text:style-name="T169"> </text:span><text:span text:style-name="T171">(Accessed: 6 May 2026).</text:span></text:p>
      <text:p text:style-name="P67"><text:span text:style-name="T17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69">(n.d.) </text:span><text:span text:style-name="T170">Debugging Software with a Rubber Ducky. </text:span><text:span text:style-name="T173">Available at: </text:span><text:a xlink:type="simple" xlink:href="https://rubberduckdebugging.com/" text:style-name="Internet_20_link" text:visited-style-name="Visited_20_Internet_20_Link"><text:span text:style-name="T173">https://rubberduckdebugging.com/</text:span></text:a><text:span text:style-name="T173"> (Accessed: 5 May 2026)</text:span></text:p>
      <text:p text:style-name="P69"><text:span text:style-name="T174">Luka Netzler, Brian Lovell</text:span><text:span text:style-name="T17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69">(2025) </text:span><text:span text:style-name="T170">Stable cognitive performance while adapting to intermittent fasting: A randomised controlled trial</text:span><text:span text:style-name="T173">. Available at: </text:span><text:a xlink:type="simple" xlink:href="https://journals.sagepub.com/doi/10.1177/13591053251351204" text:style-name="Internet_20_link" text:visited-style-name="Visited_20_Internet_20_Link"><text:span text:style-name="T173">https://journals.sagepub.com/doi/10.1177/13591053251351204</text:span></text:a><text:span text:style-name="T173"> (Accessed: 5 May 2026).</text:span></text:p>
      <text:p text:style-name="P71"><text:span text:style-name="Strong_20_Emphasis">Information Commissioner’s Office (ICO)</text:span> (2024<text:span text:style-name="T17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7">Accessed: </text:span><text:span text:style-name="T177">5 May </text:span><text:span text:style-name="T167">2026</text:span>).</text:p>
      <text:p text:style-name="P72">Dominik H Pesta, Varman T Samuel <text:span text:style-name="T169">(2014) </text:span><text:span text:style-name="T170">A high-protein diet for reducing body fat: mechanisms and possible caveats.</text:span><text:span text:style-name="T169"> Available at: </text:span><text:a xlink:type="simple" xlink:href="https://link.springer.com/article/10.1186/1743-7075-11-53" text:style-name="Internet_20_link" text:visited-style-name="Visited_20_Internet_20_Link"><text:span text:style-name="T169">https://link.springer.com/article/10.1186/1743-7075-11-53</text:span></text:a><text:span text:style-name="T169"> (Accessed: 5 May 2026).</text:span></text:p>
      <text:p text:style-name="P73"/>
      <text:p text:style-name="P74">Craig A. Williamson, Jari J. Morganti, Hannah E. Smithson <text:span text:style-name="T169">(2023) </text:span><text:span text:style-name="T170">Bright-light distractions and visual performance</text:span><text:span text:style-name="T16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69">https://www.frontiersin.org/journals/psychology/articles/10.3389/fpsyg.2023.1088975/full</text:span></text:a><text:span text:style-name="T169"> (Accessed: 5 May 2026).</text:span></text:p>
      <text:p text:style-name="P75"/>
      <text:p text:style-name="P76">Ning Ding, Daniel Wagner, Xiaomeng Chen, Abhinav Pathak, Y. Charlie Hu, Andrew Rice <text:span text:style-name="T169">(2013) </text:span><text:span text:style-name="T170">Characterizing and modeling the impact of wireless signal strength on smartphone battery drain. </text:span><text:span text:style-name="T173">Available at: </text:span><text:a xlink:type="simple" xlink:href="https://dl.acm.org/doi/10.1145/2494232.2466586" text:style-name="Internet_20_link" text:visited-style-name="Visited_20_Internet_20_Link"><text:span text:style-name="T173">https://dl.acm.org/doi/10.1145/2494232.2466586</text:span></text:a><text:span text:style-name="T173"> (Accessed: 5 May 2026)</text:span></text:p>
      <text:p text:style-name="P77"/>
      <text:p text:style-name="P78">The Postman Team <text:span text:style-name="T169">(2025) </text:span><text:span text:style-name="T170">What are HTTP status codes? Complete Guide for API Developers</text:span><text:span text:style-name="T169">. Available at: </text:span><text:a xlink:type="simple" xlink:href="https://blog.postman.com/what-are-http-status-codes/" text:style-name="Internet_20_link" text:visited-style-name="Visited_20_Internet_20_Link"><text:span text:style-name="T169">https://blog.postman.com/what-are-http-status-codes/</text:span></text:a><text:span text:style-name="T169"> (Accessed: 6 May 2026)</text:span></text:p>
      <text:p text:style-name="P79"/>
      <text:p text:style-name="P80">Ubuntu <text:span text:style-name="T169">(n.d.) </text:span><text:span text:style-name="T170">Vulnerability management tools in Ubuntu.</text:span><text:span text:style-name="T173"> Available at: </text:span><text:a xlink:type="simple" xlink:href="https://ubuntu.com/security/vulnerability-management" text:style-name="Internet_20_link" text:visited-style-name="Visited_20_Internet_20_Link"><text:span text:style-name="T173">https://ubuntu.com/security/vulnerability-management</text:span></text:a><text:span text:style-name="T173"> (Accessed: 6 May 2026)</text:span></text:p>
      <text:p text:style-name="P81"/>
      <text:p text:style-name="P82">Trevor Atkins <text:span text:style-name="T169">(2002) </text:span><text:span text:style-name="T170">Create a Lightweight Testing Framework. </text:span><text:span text:style-name="T169">Available at: </text:span><text:a xlink:type="simple" xlink:href="https://thinktesting.com/articles/a-lightweight-testing-framework/" text:style-name="Internet_20_link" text:visited-style-name="Visited_20_Internet_20_Link"><text:span text:style-name="T169">https://thinktesting.com/articles/a-lightweight-testing-framework/</text:span></text:a><text:span text:style-name="T169"> (Accessed: 6 May 2026)</text:span></text:p>
      <text:p text:style-name="P83"/>
      <text:p text:style-name="P84">CESG <text:span text:style-name="T169">(2014) </text:span><text:span text:style-name="T170">Implementing the cloud security principles. </text:span><text:span text:style-name="T16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69">https://www.gov.uk/government/publications/implementing-the-cloud-security-principles/implementing-the-cloud-security-principles</text:span></text:a><text:span text:style-name="T169"> (Accessed: 6 May 2026)</text:span></text:p>
      <text:p text:style-name="P85"/>
      <text:p text:style-name="P85"/>
      <text:p text:style-name="P86"><text:span text:style-name="T172">Dirk Merkel</text:span> (n.d.) <text:span text:style-name="T3">Docker: Lightweight Linux Containers for Consistent Development and</text:span></text:p>
      <text:p text:style-name="P87">Deployment. <text:span text:style-name="T175">Available at: </text:span><text:a xlink:type="simple" xlink:href="https://www.seltzer.com/margo/teaching/CS508.19/papers/merkel14.pdf" text:style-name="Internet_20_link" text:visited-style-name="Visited_20_Internet_20_Link"><text:span text:style-name="T175">https://www.seltzer.com/margo/teaching/CS508.19/papers/merkel14.pdf</text:span></text:a><text:span text:style-name="T175"> (Accessed: 6 May 2026)</text:span></text:p>
      <text:p text:style-name="P86"/>
      <text:p text:style-name="P88">Orca <text:span text:style-name="T169">(n.d.) </text:span><text:span text:style-name="T170">Patch Management. </text:span><text:span text:style-name="T169">Available at: </text:span><text:a xlink:type="simple" xlink:href="https://orca.security/glossary/patch-management/" text:style-name="Internet_20_link" text:visited-style-name="Visited_20_Internet_20_Link"><text:span text:style-name="T169">https://orca.security/glossary/patch-management/</text:span></text:a><text:span text:style-name="T169"> (Accessed: 6 May 2026)</text:span></text:p>
      <text:p text:style-name="P89"/>
      <text:p text:style-name="P90">Mak Ulac <text:span text:style-name="T169">(2026)</text:span><text:span text:style-name="T170"> </text:span><text:span text:style-name="T178">Top Linux Vulnerability Scanners in 2026: A Guide to Open-Source Security Tools</text:span><text:span text:style-name="T169">. Available at: </text:span><text:a xlink:type="simple" xlink:href="https://linuxsecurity.com/features/top-6-vulnerability-scanning-tools" text:style-name="Internet_20_link" text:visited-style-name="Visited_20_Internet_20_Link"><text:span text:style-name="T169">https://linuxsecurity.com/features/top-6-vulnerability-scanning-tools</text:span></text:a><text:span text:style-name="T169"> (Accessed: 6 May 2026)</text:span></text:p>
      <text:p text:style-name="P91"/>
      <text:p text:style-name="P92">Greenbone <text:span text:style-name="T169">(n.d.) </text:span><text:span text:style-name="T170">OPENVAS by Greenbone. </text:span><text:span text:style-name="T179">Available at: </text:span><text:a xlink:type="simple" xlink:href="https://www.openvas.org/" text:style-name="Internet_20_link" text:visited-style-name="Visited_20_Internet_20_Link"><text:span text:style-name="T179">https://www.openvas.org/</text:span></text:a><text:span text:style-name="T179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39:40.728382184</dc:date>
    <meta:editing-duration>PT13H51M55S</meta:editing-duration>
    <meta:editing-cycles>399</meta:editing-cycles>
    <meta:document-statistic meta:table-count="0" meta:image-count="0" meta:object-count="0" meta:page-count="6" meta:paragraph-count="74" meta:word-count="2094" meta:character-count="14836" meta:non-whitespace-character-count="12810"/>
  </office:meta>
</office:document-meta>
</file>